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fi" fo:country="FI" fo:font-weight="bold" style:font-weight-asian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fo:font-weight="bold" style:font-weight-asian="bold"/>
    </style:style>
    <style:style style:name="P5" style:family="paragraph" style:parent-style-name="Standard">
      <style:text-properties fo:language="en" fo:country="GB" fo:font-weight="bold" style:font-weight-asian="bold" style:font-weight-complex="bold"/>
    </style:style>
    <style:style style:name="P6" style:family="paragraph" style:parent-style-name="Standard">
      <style:text-properties fo:language="en" fo:country="GB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font-size="10pt" fo:language="en" fo:country="US" style:font-size-asian="10pt" style:font-size-complex="10pt"/>
    </style:style>
    <style:style style:name="P13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4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7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18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19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4">POSITIONS</text:p>
      <text:p text:style-name="P4"/>
      <text:p text:style-name="P4">Postdoctoral researcher, École Normale Supérieure de Lyon, Laboratoire de Physique, 10/2020-09/2022</text:p>
      <text:p text:style-name="P6">Postdoctoral research in mathematics/mathematical physics funded by a personal fellowship of LABEX MILYON centre of excellence (ANR-10-LABX-0070) and mentored by Jérémie Bouttier.</text:p>
      <text:p text:style-name="P4"/>
      <text:p text:style-name="P4">Researcher (since 8/2020 postdoctoral), University of Iceland, Science Institute, Mathematics division, 2/2020-9/2020</text:p>
      <text:p text:style-name="P6">Postdoctoral research sponsored by Sigurður Örn Stefánsson within the project “Scaling limits of random enriched trees” funded by the Icelandic Research Fund (grant number:185233-051).</text:p>
      <text:p text:style-name="P8"/>
      <text:p text:style-name="P8">Doctoral student, University of Helsinki, Department of Mathematics and Statistics, 1/2015-1/2020</text:p>
      <text:p text:style-name="P7">PhD research and studies under the supervision of Antti Kupiainen and Konstantin Izyurov in the mathematical physics group. Funded <text:span text:style-name="T16">by the Academy of Finland via the CoE AnDy (project No. 271983), as well as the ERC Advanced Grant 741487 (QFPROBA), where Kupiainen was the PI.</text:span></text:p>
      <text:p text:style-name="P13"/>
      <text:p text:style-name="Standard"><text:span text:style-name="Kappaleen_20_oletusfontti"><text:span text:style-name="T19">Scientist in residence, Institut Henri Poincaré</text:span></text:span><text:span text:style-name="Kappaleen_20_oletusfontti"><text:span text:style-name="T18">, </text:span></text:span><text:span text:style-name="Kappaleen_20_oletusfontti"><text:span text:style-name="T19">1/2017-3/2017</text:span></text:span></text:p>
      <text:p text:style-name="P7"><text:span text:style-name="Kappaleen_20_oletusfontti"><text:span text:style-name="T17">Participation in the trimester </text:span></text:span><text:span text:style-name="Kappaleen_20_oletusfontti"><text:span text:style-name="T20">Combinatorics and Interactions, </text:span></text:span><text:span text:style-name="Kappaleen_20_oletusfontti"><text:span text:style-name="T17">13 January – 31 March 2017</text:span></text:span></text:p>
      <text:p text:style-name="P8"/>
      <text:p text:style-name="P8"/>
      <text:p text:style-name="P8">EDUCATION</text:p>
      <text:p text:style-name="P8"/>
      <text:p text:style-name="P8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3"/>
      <text:p text:style-name="P8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7"/>
      <text:p text:style-name="P8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8"/>
      <text:p text:style-name="P8"/>
      <text:p text:style-name="P8">ARTICLES</text:p>
      <text:p text:style-name="P8"/>
      <text:p text:style-name="Standard"><text:span text:style-name="Kappaleen_20_oletusfontti"><text:span text:style-name="T11">Interfaces in the vertex-decorat</text:span></text:span><text:span text:style-name="Kappaleen_20_oletusfontti"><text:span text:style-name="T11">ed Ising model on random triangulations of the disk</text:span></text:span><text:span text:style-name="Kappaleen_20_oletusfontti"><text:span text:style-name="T6">, 2020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7"/>
      <text:p text:style-name="Standard"><text:span text:style-name="Kappaleen_20_oletusfontti"><text:span text:style-name="T10">Ising model on random triangulations of the disk: phase transition</text:span></text:span><text:span text:style-name="Kappaleen_20_oletusfontti"><text:span text:style-name="T6"> (with Linxiao Chen), 2020. </text:span></text:span><text:span text:style-name="Kappaleen_20_oletusfontti"><text:span text:style-name="T8">Preprint.</text:span></text:span><text:span text:style-name="Kappaleen_20_oletusfontti"><text:span text:style-name="T1"> </text:span></text:span><text:span text:style-name="Kappaleen_20_oletusfontti"><text:span text:style-name="T6">arXiv:2003.09343.</text:span></text:span></text:p>
      <text:p text:style-name="P8"/>
      <text:p text:style-name="Standard"><text:bookmark-start text:name="_Hlk24301080"/><text:span text:style-name="Kappaleen_20_oletusfontti"><text:span text:style-name="T10">Critical </text:span></text:span><text:bookmark-start text:name="_Hlk8318981"/><text:span text:style-name="Kappaleen_20_oletusfontti"><text:span text:style-name="T10">Ising model on random </text:span></text:span><text:span text:style-name="Kappaleen_20_oletusfontti"><text:span text:style-name="T10">triangulations of the disk:</text:span></text:span><text:bookmark-end text:name="_Hlk8318981"/><text:span text:style-name="Kappaleen_20_oletusfontti"><text:span text:style-name="T10"> enumeration and local limits </text:span></text:span><text:span text:style-name="Kappaleen_20_oletusfontti"><text:span text:style-name="T6">(with Linxiao Chen), 2019. </text:span></text:span><text:span text:style-name="Kappaleen_20_oletusfontti"><text:span text:style-name="T8">Commun. Math. Phys. </text:span></text:span><text:span text:style-name="Kappaleen_20_oletusfontti"><text:span text:style-name="T11">374</text:span></text:span><text:span text:style-name="Kappaleen_20_oletusfontti"><text:span text:style-name="T6">, 1577–1643 (2020). DOI: 10.1007/s00220-019-03672-5, arXiv:1806.06668.</text:span></text:span></text:p>
      <text:p text:style-name="P3"/>
      <text:p text:style-name="P7"/>
      <text:p text:style-name="P8"><text:bookmark-end text:name="_Hlk24301080"/></text:p>
      <text:p text:style-name="P8"><text:soft-page-break/></text:p>
      <text:p text:style-name="P8"/>
      <text:p text:style-name="P8">ORGANIZATION OF SCIENTIFIC EVENTS</text:p>
      <text:p text:style-name="P8"/>
      <text:p text:style-name="P8">Journée CombiTop (Journée Cartes, Maps Day), <text:span text:style-name="T14">ENS de Lyon, 14 September 2021 </text:span><text:span text:style-name="T15">(co-organizer)</text:span></text:p>
      <text:p text:style-name="P8"/>
      <text:p text:style-name="P8"/>
      <text:p text:style-name="P8">SELECTED TALKS</text:p>
      <text:p text:style-name="P8"/>
      <text:p text:style-name="P8"><text:span text:style-name="Kappaleen_20_oletusfontti">Scaling limits of random planar maps with large faces and a causal structure,</text:span><text:span text:style-name="Kappaleen_20_oletusfontti"><text:span text:style-name="T14"> Mathematical physics seminar, Department of Mathematics and Statistics, University of Helsinki, 27 October 2021 </text:span></text:span><text:span text:style-name="Kappaleen_20_oletusfontti"><text:span text:style-name="T15">(invited talk)</text:span></text:span></text:p>
      <text:p text:style-name="P8"/>
      <text:p text:style-name="P8"><text:span text:style-name="Kappaleen_20_oletusfontti">Ising model on random triangulations with a boundary,</text:span><text:span text:style-name="Kappaleen_20_oletusfontti"><text:span text:style-name="T14"> Rentrée de l'ANR DIMERS, Sorbonne Université, 28 September 2021 </text:span></text:span><text:span text:style-name="Kappaleen_20_oletusfontti"><text:span text:style-name="T15">(invited talk)</text:span></text:span></text:p>
      <text:p text:style-name="P8"/>
      <text:p text:style-name="P8"><text:span text:style-name="Kappaleen_20_oletusfontti">Ising model on random half-planar triangulations: critical behavior, interfaces and phase transition,</text:span><text:span text:style-name="Kappaleen_20_oletusfontti"><text:span text:style-name="T14"> Journées Cartes, CIRM, 18 January 2021 </text:span></text:span><text:span text:style-name="Kappaleen_20_oletusfontti"><text:span text:style-name="T15">(invited talk)</text:span></text:span></text:p>
      <text:p text:style-name="P8"/>
      <text:p text:style-name="P8"><text:span text:style-name="Kappaleen_20_oletusfontti">Ising model on random triangulations of the half-plane: critical behavior and phase transition,</text:span><text:span text:style-name="Kappaleen_20_oletusfontti"><text:span text:style-name="T14"> Integrable probability and related fields from a safe distance, Department of Mathematics, MIT, 29 October 2020 </text:span></text:span><text:span text:style-name="Kappaleen_20_oletusfontti"><text:span text:style-name="T15">(invited online talk)</text:span></text:span></text:p>
      <text:p text:style-name="P8"/>
      <text:p text:style-name="Standard"><text:span text:style-name="Kappaleen_20_oletusfontti"><text:span text:style-name="T10">Ising model on random triangulations with a boundary: from combinatorics to geometry​,</text:span></text:span><text:span text:style-name="Kappaleen_20_oletusfontti"><text:span text:style-name="T11"> </text:span></text:span><text:span text:style-name="Kappaleen_20_oletusfontti"><text:span text:style-name="T13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50589987"/><text:bookmark-start text:name="_Hlk14988256"/></text:p>
      <text:p text:style-name="P8"><text:bookmark-end text:name="_Hlk50589987"/><text:bookmark-end text:name="_Hlk14988256"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0"> </text:span></text:span><text:span text:style-name="Kappaleen_20_oletusfontti"><text:span text:style-name="T12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7"/>
      <text:p text:style-name="Standard"><text:span text:style-name="Kappaleen_20_oletusfontti"><text:span text:style-name="T10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4"/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P8"/>
      <text:p text:style-name="Standard"><text:span text:style-name="Kappaleen_20_oletusfontti"><text:span text:style-name="T10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3"/>
      <text:p text:style-name="Standard"><text:span text:style-name="Kappaleen_20_oletusfontti"><text:span text:style-name="T10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7"/>
      <text:p text:style-name="Standard"><text:span text:style-name="Kappaleen_20_oletusfontti"><text:span text:style-name="T10">Introduction to analytic combinatorics</text:span></text:span><text:span text:style-name="Kappaleen_20_oletusfontti"><text:span text:style-name="T6">, Students’ seminar, Department of Mathematics and Statistics, University of Helsinki, 11 February 2016 </text:span></text:span><text:span text:style-name="Kappaleen_20_oletusfontti"><text:span text:style-name="T8">(invited talk)</text:span></text:span></text:p>
      <text:p text:style-name="P3"/>
      <text:p text:style-name="Standard"><text:span text:style-name="Kappaleen_20_oletusfontti"><text:span text:style-name="T10">A bijection between labelled plane trees and rooted and pointed planar quadrangulations</text:span></text:span><text:span text:style-name="Kappaleen_20_oletusfontti"><text:span text:style-name="T6">, Seminar on stochastic models, Department of Mathematics and Statistics, University of Helsinki, 5 March 2015 </text:span></text:span><text:span text:style-name="Kappaleen_20_oletusfontti"><text:span text:style-name="T8">(invited talk)</text:span></text:span></text:p>
      <text:p text:style-name="P9"/>
      <text:p text:style-name="P10">Full list of talks:<text:span text:style-name="T22"> </text:span><text:a xlink:type="simple" xlink:href="http://perso.ens-lyon.fr/joonas.turunen/#talks" text:style-name="Internet_20_link" text:visited-style-name="Visited_20_Internet_20_Link">http://perso.ens-lyon.fr/joonas.turunen/#talks</text:a><text:span text:style-name="T22"> </text:span></text:p>
      <text:p text:style-name="P9"/>
      <text:p text:style-name="P8"><text:soft-page-break/></text:p>
      <text:p text:style-name="P8"/>
      <text:p text:style-name="P8">TEACHING</text:p>
      <text:p text:style-name="P8"/>
      <text:p text:style-name="P8"><text:span text:style-name="T21">Pedagogical training: </text:span><text:span text:style-name="T14">University Pedagogy 2.1</text:span> <text:span text:style-name="T14">Constructive Alignment in Course Design, University of Helsinki, 5 ECTS credits, 2/2018, grade 5/5.</text:span></text:p>
      <text:p text:style-name="P11"/>
      <text:p text:style-name="P10">Selected teaching:</text:p>
      <text:p text:style-name="P8"/>
      <text:p text:style-name="Standard"><text:span text:style-name="Kappaleen_20_oletusfontti"><text:span text:style-name="T10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4"/>
      <text:p text:style-name="Standard"><text:span text:style-name="Kappaleen_20_oletusfontti"><text:span text:style-name="T10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8"/>
      <text:p text:style-name="Standard"><text:span text:style-name="Kappaleen_20_oletusfontti"><text:span text:style-name="T10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8"/>
      <text:p text:style-name="Standard"><text:bookmark-end text:name="_Hlk530244794"/><text:span text:style-name="Kappaleen_20_oletusfontti"><text:span text:style-name="T11">Stochastic methods in physics and biology</text:span></text:span><text:span text:style-name="Kappaleen_20_oletusfontti"><text:span text:style-name="T6">, Department of Mathematics and Statistics, University of Helsinki, spring 2016 (teaching assistant, fully charge of exercises design)</text:span></text:span></text:p>
      <text:p text:style-name="P3"/>
      <text:p text:style-name="P10">Thesis supervision:</text:p>
      <text:p text:style-name="P5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8"/>
      <text:p text:style-name="P8">LANGUAGES</text:p>
      <text:p text:style-name="P7"/>
      <text:p text:style-name="Standard"><text:span text:style-name="Kappaleen_20_oletusfontti"><text:span text:style-name="T10">Finnish:</text:span></text:span><text:span text:style-name="Kappaleen_20_oletusfontti"><text:span text:style-name="T6"> mother tongue</text:span></text:span><text:span text:style-name="Kappaleen_20_oletusfontti"><text:span text:style-name="T6"><text:tab/></text:span></text:span><text:span text:style-name="Kappaleen_20_oletusfontti"><text:span text:style-name="T11">English</text:span></text:span><text:span text:style-name="Kappaleen_20_oletusfontti"><text:span text:style-name="T10">:</text:span></text:span><text:span text:style-name="Kappaleen_20_oletusfontti"><text:span text:style-name="T6"> excellent <text:s text:c="9"/></text:span></text:span><text:span text:style-name="Kappaleen_20_oletusfontti"><text:span text:style-name="T10">German:</text:span></text:span><text:span text:style-name="Kappaleen_20_oletusfontti"><text:span text:style-name="T6"> fluent <text:s text:c="10"/></text:span></text:span><text:span text:style-name="Kappaleen_20_oletusfontti"><text:span text:style-name="T11">Swedish</text:span></text:span><text:span text:style-name="Kappaleen_20_oletusfontti"><text:span text:style-name="T10">:</text:span></text:span><text:span text:style-name="Kappaleen_20_oletusfontti"><text:span text:style-name="T6"> fluent</text:span></text:span><text:span text:style-name="Kappaleen_20_oletusfontti"><text:span text:style-name="T6"><text:tab/> <text:s text:c="9"/></text:span></text:span><text:span text:style-name="Kappaleen_20_oletusfontti"><text:span text:style-name="T11">French:</text:span></text:span><text:span text:style-name="Kappaleen_20_oletusfontti"><text:span text:style-name="T6"> intermediate <text:s/></text:span></text:span></text:p>
      <text:p text:style-name="P3"/>
      <text:p text:style-name="P8">IT SKILLS</text:p>
      <text:p text:style-name="P3"/>
      <text:p text:style-name="Standard"><text:span text:style-name="Kappaleen_20_oletusfontti"><text:span text:style-name="T10">Programming:</text:span></text:span><text:span text:style-name="Kappaleen_20_oletusfontti"><text:span text:style-name="T6"><text:tab/>Matlab, Java</text:span></text:span></text:p>
      <text:p text:style-name="Standard"><text:span text:style-name="Kappaleen_20_oletusfontti"><text:span text:style-name="T11">Computer algebra:</text:span></text:span><text:span text:style-name="Kappaleen_20_oletusfontti"><text:span text:style-name="T6"><text:tab/>Maple, Mathematica</text:span></text:span></text:p>
      <text:p text:style-name="P7"/>
      <text:p text:style-name="P8">COMPETITION SUCCESS, AWARDS AND GRANTS</text:p>
      <text:p text:style-name="P7"/>
      <text:p text:style-name="Standard"><text:span text:style-name="Kappaleen_20_oletusfontti"><text:span text:style-name="T11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0">National physics competition (Finland, high school)</text:span></text:span><text:span text:style-name="Kappaleen_20_oletusfontti"><text:span text:style-name="T6">, contestant in the finals (top 20), 2009</text:span></text:span></text:p>
      <text:p text:style-name="P4"/>
      <text:p text:style-name="P8">POSITIONS OF TRUST</text:p>
      <text:p text:style-name="P7"/>
      <text:p text:style-name="Standard"><text:span text:style-name="Kappaleen_20_oletusfontti"><text:span text:style-name="T11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3"/>
      <text:p text:style-name="P8">OTHER RESEARCH EXPERIENCE</text:p>
      <text:p text:style-name="P8"/>
      <text:p text:style-name="P8">Intern, Finnish Meteorological Institute, 6-8/2013 (3 months)</text:p>
      <text:p text:style-name="P7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ENS de Lyon<text:tab/><text:tab/>15 November 2021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>KOULUTUS</dc:title>
    <meta:initial-creator>Joonas Turunen</meta:initial-creator>
    <dc:creator>Joonas  Turunen</dc:creator>
    <meta:creation-date>2020-10-02T16:31:00Z</meta:creation-date>
    <dc:date>2021-11-15T20:02:56</dc:date>
    <meta:print-date>2020-10-02T19:23:00Z</meta:print-date>
    <meta:editing-cycles>13</meta:editing-cycles>
    <meta:editing-duration>P1DT7H49M20S</meta:editing-duration>
    <meta:document-statistic meta:table-count="0" meta:image-count="0" meta:object-count="0" meta:page-count="3" meta:paragraph-count="61" meta:word-count="838" meta:character-count="6312"/>
    <meta:template xlink:type="simple" xlink:actuate="onRequest" xlink:title="" xlink:href="../CV_TurunenJoonas_11_2021.odt/Normal"/>
  </office:meta>
</office:document-meta>
</file>